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3923ADA218439BFDD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6.231cm"/>
    </style:style>
    <style:style style:name="gr3" style:family="graphic" style:parent-style-name="standard">
      <style:graphic-properties svg:stroke-color="#2a6099" draw:fill-color="#2a6099" draw:textarea-horizontal-align="justify" draw:textarea-vertical-align="middle" draw:auto-grow-height="false" fo:min-height="1.274cm" fo:min-width="6.104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1.274cm" fo:min-width="6.10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2a6099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-color="#ff0000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324cm" draw:transform="rotate (-3.14159265358979) translate (20.588cm 18.631cm)">
          <draw:image xlink:href="Pictures/1000020100000780000003923ADA218439BFDD3E.png" xlink:type="simple" xlink:show="embed" xlink:actuate="onLoad" loext:mime-type="image/png">
            <text:p/>
          </draw:image>
        </draw:frame>
        <draw:custom-shape draw:style-name="gr2" draw:text-style-name="P2" draw:layer="layout" svg:width="6.731cm" svg:height="2.794cm" svg:x="5.826cm" svg:y="15.8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04cm" svg:height="1.524cm" svg:x="13.319cm" svg:y="7.858cm">
          <text:p text:style-name="P3"><text:span text:style-name="T1">Low velocity airflo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04cm" svg:height="1.524cm" svg:x="13.446cm" svg:y="15.605cm">
          <text:p text:style-name="P3"><text:span text:style-name="T1">High velocity airflow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1.524cm" svg:x="5.826cm" svg:y="16.748cm">
          <text:p text:style-name="P3"><text:span text:style-name="T1">Magnus Effec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9T08:49:46.460000000</dc:date>
    <meta:editing-duration>PT5M40S</meta:editing-duration>
    <meta:editing-cycles>1</meta:editing-cycles>
    <meta:document-statistic meta:object-count="5"/>
    <meta:generator>LibreOffice/6.2.4.2$Windows_X86_64 LibreOffice_project/2412653d852ce75f65fbfa83fb7e7b669a126d64</meta:generator>
  </office:meta>
</office:document-meta>
</file>